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s" table:style-name="ta1">
        <table:shapes>
          <draw:frame draw:z-index="0" draw:style-name="gr1" draw:text-style-name="P1" svg:width="43.434cm" svg:height="20.055cm" svg:x="5.064cm" svg:y="0.106cm">
            <draw:object draw:notify-on-update-of-ranges="freqs.B1:freqs.B525 freqs.C1:freqs.C5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612356" calcext:value-type="float">
            <text:p>106123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18179" calcext:value-type="float">
            <text:p>12181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95042" calcext:value-type="float">
            <text:p>89504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97159" calcext:value-type="float">
            <text:p>39971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1126" calcext:value-type="float">
            <text:p>2211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4686" calcext:value-type="float">
            <text:p>364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11443" calcext:value-type="float">
            <text:p>36114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9242" calcext:value-type="float">
            <text:p>1792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59399" calcext:value-type="float">
            <text:p>2593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5292" calcext:value-type="float">
            <text:p>22529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4459" calcext:value-type="float">
            <text:p>18445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69448" calcext:value-type="float">
            <text:p>26944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53240" calcext:value-type="float">
            <text:p>25324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5103" calcext:value-type="float">
            <text:p>24510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78058" calcext:value-type="float">
            <text:p>2780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8580" calcext:value-type="float">
            <text:p>29858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7348" calcext:value-type="float">
            <text:p>3173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02813" calcext:value-type="float">
            <text:p>30281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99850" calcext:value-type="float">
            <text:p>2998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0182" calcext:value-type="float">
            <text:p>30018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78115" calcext:value-type="float">
            <text:p>27811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4434" calcext:value-type="float">
            <text:p>24443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3513" calcext:value-type="float">
            <text:p>2135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8599" calcext:value-type="float">
            <text:p>22859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12848" calcext:value-type="float">
            <text:p>31284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4508" calcext:value-type="float">
            <text:p>23450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90782" calcext:value-type="float">
            <text:p>29078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09672" calcext:value-type="float">
            <text:p>30967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3134" calcext:value-type="float">
            <text:p>30313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0307" calcext:value-type="float">
            <text:p>32030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47527" calcext:value-type="float">
            <text:p>34752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6606" calcext:value-type="float">
            <text:p>33660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6920" calcext:value-type="float">
            <text:p>35692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53978" calcext:value-type="float">
            <text:p>35397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0735" calcext:value-type="float">
            <text:p>3207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8579" calcext:value-type="float">
            <text:p>28857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83199" calcext:value-type="float">
            <text:p>28319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22668" calcext:value-type="float">
            <text:p>22266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2972" calcext:value-type="float">
            <text:p>20297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6207" calcext:value-type="float">
            <text:p>8620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8764" calcext:value-type="float">
            <text:p>4876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698" calcext:value-type="float">
            <text:p>1069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3533" calcext:value-type="float">
            <text:p>1353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407" calcext:value-type="float">
            <text:p>740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3836" calcext:value-type="float">
            <text:p>1383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4751" calcext:value-type="float">
            <text:p>1475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1324" calcext:value-type="float">
            <text:p>113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059" calcext:value-type="float">
            <text:p>805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9391" calcext:value-type="float">
            <text:p>939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9153" calcext:value-type="float">
            <text:p>915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7843" calcext:value-type="float">
            <text:p>784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1080" calcext:value-type="float">
            <text:p>1108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3130" calcext:value-type="float">
            <text:p>1313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6643" calcext:value-type="float">
            <text:p>1664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5647" calcext:value-type="float">
            <text:p>1564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982" calcext:value-type="float">
            <text:p>1098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223" calcext:value-type="float">
            <text:p>1022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683" calcext:value-type="float">
            <text:p>1068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542" calcext:value-type="float">
            <text:p>954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203" calcext:value-type="float">
            <text:p>1320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914" calcext:value-type="float">
            <text:p>1391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2307" calcext:value-type="float">
            <text:p>2230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7024" calcext:value-type="float">
            <text:p>2702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0411" calcext:value-type="float">
            <text:p>2041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724" calcext:value-type="float">
            <text:p>1072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4339" calcext:value-type="float">
            <text:p>1433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1876" calcext:value-type="float">
            <text:p>1187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4347" calcext:value-type="float">
            <text:p>1434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4533" calcext:value-type="float">
            <text:p>2453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0274" calcext:value-type="float">
            <text:p>20274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4203" calcext:value-type="float">
            <text:p>1420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8696" calcext:value-type="float">
            <text:p>1869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20213" calcext:value-type="float">
            <text:p>2021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30014" calcext:value-type="float">
            <text:p>30014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4278" calcext:value-type="float">
            <text:p>3427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8781" calcext:value-type="float">
            <text:p>28781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6703" calcext:value-type="float">
            <text:p>1670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4191" calcext:value-type="float">
            <text:p>1419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3187" calcext:value-type="float">
            <text:p>2318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611" calcext:value-type="float">
            <text:p>1161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8828" calcext:value-type="float">
            <text:p>1882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5190" calcext:value-type="float">
            <text:p>1519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2409" calcext:value-type="float">
            <text:p>12409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5856" calcext:value-type="float">
            <text:p>2585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26125" calcext:value-type="float">
            <text:p>2612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31229" calcext:value-type="float">
            <text:p>31229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0452" calcext:value-type="float">
            <text:p>20452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9317" calcext:value-type="float">
            <text:p>1931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3945" calcext:value-type="float">
            <text:p>23945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7716" calcext:value-type="float">
            <text:p>17716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3608" calcext:value-type="float">
            <text:p>13608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2103" calcext:value-type="float">
            <text:p>1210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5974" calcext:value-type="float">
            <text:p>15974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6188" calcext:value-type="float">
            <text:p>26188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6554" calcext:value-type="float">
            <text:p>2655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3413" calcext:value-type="float">
            <text:p>1341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3526" calcext:value-type="float">
            <text:p>13526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6594" calcext:value-type="float">
            <text:p>16594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33332" calcext:value-type="float">
            <text:p>3333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3425" calcext:value-type="float">
            <text:p>23425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9395" calcext:value-type="float">
            <text:p>939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2374" calcext:value-type="float">
            <text:p>1237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1501" calcext:value-type="float">
            <text:p>1150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1916" calcext:value-type="float">
            <text:p>1191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2019" calcext:value-type="float">
            <text:p>1201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0143" calcext:value-type="float">
            <text:p>10143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2051" calcext:value-type="float">
            <text:p>1205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8554" calcext:value-type="float">
            <text:p>1855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0523" calcext:value-type="float">
            <text:p>10523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3656" calcext:value-type="float">
            <text:p>3365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9739" calcext:value-type="float">
            <text:p>1973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3084" calcext:value-type="float">
            <text:p>13084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9606" calcext:value-type="float">
            <text:p>960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7682" calcext:value-type="float">
            <text:p>7682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7143" calcext:value-type="float">
            <text:p>7143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2012" calcext:value-type="float">
            <text:p>12012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8371" calcext:value-type="float">
            <text:p>1837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0041" calcext:value-type="float">
            <text:p>1004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0267" calcext:value-type="float">
            <text:p>1026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9490" calcext:value-type="float">
            <text:p>9490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3211" calcext:value-type="float">
            <text:p>1321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3194" calcext:value-type="float">
            <text:p>13194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4844" calcext:value-type="float">
            <text:p>14844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8140" calcext:value-type="float">
            <text:p>1814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24417" calcext:value-type="float">
            <text:p>24417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7549" calcext:value-type="float">
            <text:p>1754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5948" calcext:value-type="float">
            <text:p>2594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35369" calcext:value-type="float">
            <text:p>3536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40062" calcext:value-type="float">
            <text:p>4006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68186" calcext:value-type="float">
            <text:p>6818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79532" calcext:value-type="float">
            <text:p>7953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98247" calcext:value-type="float">
            <text:p>98247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92738" calcext:value-type="float">
            <text:p>9273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99518" calcext:value-type="float">
            <text:p>99518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89709" calcext:value-type="float">
            <text:p>89709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64470" calcext:value-type="float">
            <text:p>6447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50749" calcext:value-type="float">
            <text:p>50749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28470" calcext:value-type="float">
            <text:p>2847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9335" calcext:value-type="float">
            <text:p>29335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20827" calcext:value-type="float">
            <text:p>20827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1413" calcext:value-type="float">
            <text:p>11413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2965" calcext:value-type="float">
            <text:p>12965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5139" calcext:value-type="float">
            <text:p>5139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6302" calcext:value-type="float">
            <text:p>16302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29149" calcext:value-type="float">
            <text:p>2914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46728" calcext:value-type="float">
            <text:p>4672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3144" calcext:value-type="float">
            <text:p>13144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21159" calcext:value-type="float">
            <text:p>21159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47727" calcext:value-type="float">
            <text:p>4772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0797" calcext:value-type="float">
            <text:p>10797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7748" calcext:value-type="float">
            <text:p>7748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7537" calcext:value-type="float">
            <text:p>7537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9926" calcext:value-type="float">
            <text:p>9926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10" calcext:value-type="float">
            <text:p>2181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54005" calcext:value-type="float">
            <text:p>54005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45459" calcext:value-type="float">
            <text:p>45459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5112" calcext:value-type="float">
            <text:p>5112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4591" calcext:value-type="float">
            <text:p>24591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7744" calcext:value-type="float">
            <text:p>7744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8933" calcext:value-type="float">
            <text:p>8933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8079" calcext:value-type="float">
            <text:p>8079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9840" calcext:value-type="float">
            <text:p>9840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0641" calcext:value-type="float">
            <text:p>10641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3223" calcext:value-type="float">
            <text:p>13223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1673" calcext:value-type="float">
            <text:p>11673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7328" calcext:value-type="float">
            <text:p>17328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2488" calcext:value-type="float">
            <text:p>12488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78691" calcext:value-type="float">
            <text:p>78691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2029" calcext:value-type="float">
            <text:p>22029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2901" calcext:value-type="float">
            <text:p>22901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1425" calcext:value-type="float">
            <text:p>11425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9327" calcext:value-type="float">
            <text:p>9327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415" calcext:value-type="float">
            <text:p>15415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5033" calcext:value-type="float">
            <text:p>15033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9823" calcext:value-type="float">
            <text:p>9823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5077" calcext:value-type="float">
            <text:p>15077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7989" calcext:value-type="float">
            <text:p>798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9879" calcext:value-type="float">
            <text:p>1987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7371" calcext:value-type="float">
            <text:p>7371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21845" calcext:value-type="float">
            <text:p>21845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36807" calcext:value-type="float">
            <text:p>3680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9877" calcext:value-type="float">
            <text:p>19877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1312" calcext:value-type="float">
            <text:p>11312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0841" calcext:value-type="float">
            <text:p>10841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4667" calcext:value-type="float">
            <text:p>14667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0881" calcext:value-type="float">
            <text:p>10881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5244" calcext:value-type="float">
            <text:p>15244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6T19:53:05.066948676</dc:date>
    <meta:editing-duration>PT5M13S</meta:editing-duration>
    <meta:editing-cycles>2</meta:editing-cycles>
    <meta:generator>LibreOffice/7.2.3.2$Linux_X86_64 LibreOffice_project/20$Build-2</meta:generator>
    <meta:document-statistic meta:table-count="1" meta:cell-count="10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435cm" svg:height="20.056cm" xlink:href=".." xlink:type="simple" chart:class="chart:scatter" chart:style-name="ch1">
        <chart:plot-area chart:style-name="ch2" table:cell-range-address="freqs.B1:freqs.C525" svg:x="2.415cm" svg:y="0.401cm" svg:width="40.152cm" svg:height="17.737cm">
          <chart:coordinate-region svg:x="3.222cm" svg:y="0.6cm" svg:width="37.954cm" svg:height="16.891cm"/>
          <chart:axis chart:dimension="x" chart:name="primary-x" chart:style-name="ch3">
            <chart:title svg:x="15.101cm" svg:y="18.539cm" chart:style-name="ch4">
              <text:p>Number of Occurrences of TEK (across all key files)</text:p>
            </chart:title>
          </chart:axis>
          <chart:axis chart:dimension="y" chart:name="primary-y" chart:style-name="ch5">
            <chart:title svg:x="0.451cm" svg:y="11.725cm" chart:style-name="ch6">
              <text:p>Number of TEKs</text:p>
            </chart:title>
            <chart:grid chart:style-name="ch7" chart:class="major"/>
          </chart:axis>
          <chart:series chart:style-name="ch8" chart:values-cell-range-address="freqs.C1:freqs.C525" chart:class="chart:scatter">
            <chart:domain table:cell-range-address="freqs.B1:freqs.B525"/>
            <chart:data-point chart:repeated="5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qs.B1:freqs.B525</svg:desc>
                </draw:g>
              </table:table-cell>
              <table:table-cell office:value-type="float" office:value="10612356">
                <text:p>10612356</text:p>
                <draw:g>
                  <svg:desc>freqs.C1:freqs.C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8179">
                <text:p>1218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95042">
                <text:p>895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97159">
                <text:p>3997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1126">
                <text:p>221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4686">
                <text:p>364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11443">
                <text:p>3611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9242">
                <text:p>179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9399">
                <text:p>25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5292">
                <text:p>225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4459">
                <text:p>184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9448">
                <text:p>269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3240">
                <text:p>253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5103">
                <text:p>245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78058">
                <text:p>278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8580">
                <text:p>2985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17348">
                <text:p>317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2813">
                <text:p>302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9850">
                <text:p>299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0182">
                <text:p>300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8115">
                <text:p>278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4434">
                <text:p>24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3513">
                <text:p>213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8599">
                <text:p>228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2848">
                <text:p>312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34508">
                <text:p>234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0782">
                <text:p>2907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9672">
                <text:p>309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3134">
                <text:p>3031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0307">
                <text:p>320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7527">
                <text:p>347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6606">
                <text:p>3366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56920">
                <text:p>3569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3978">
                <text:p>353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0735">
                <text:p>320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8579">
                <text:p>288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83199">
                <text:p>283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22668">
                <text:p>222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2972">
                <text:p>202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6207">
                <text:p>86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8764">
                <text:p>487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698">
                <text:p>10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836">
                <text:p>13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391">
                <text:p>93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153">
                <text:p>9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976">
                <text:p>7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5647">
                <text:p>156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104">
                <text:p>15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542">
                <text:p>9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203">
                <text:p>132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914">
                <text:p>139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2307">
                <text:p>22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411">
                <text:p>204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339">
                <text:p>14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876">
                <text:p>11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347">
                <text:p>143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4533">
                <text:p>245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0274">
                <text:p>20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686">
                <text:p>7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203">
                <text:p>142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8696">
                <text:p>18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0213">
                <text:p>20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0014">
                <text:p>300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4278">
                <text:p>34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8781">
                <text:p>287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398">
                <text:p>13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6703">
                <text:p>16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191">
                <text:p>141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187">
                <text:p>23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611">
                <text:p>116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8828">
                <text:p>188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409">
                <text:p>124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5856">
                <text:p>258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6125">
                <text:p>26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1229">
                <text:p>312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9317">
                <text:p>19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945">
                <text:p>239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7716">
                <text:p>177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608">
                <text:p>136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103">
                <text:p>121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5974">
                <text:p>159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6188">
                <text:p>261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413">
                <text:p>134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26">
                <text:p>135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3332">
                <text:p>33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395">
                <text:p>9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374">
                <text:p>123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916">
                <text:p>119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019">
                <text:p>120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143">
                <text:p>10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454">
                <text:p>104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523">
                <text:p>105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3656">
                <text:p>33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739">
                <text:p>197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3084">
                <text:p>13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606">
                <text:p>96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012">
                <text:p>120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213">
                <text:p>82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041">
                <text:p>100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490">
                <text:p>94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3211">
                <text:p>13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3194">
                <text:p>131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110">
                <text:p>111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4844">
                <text:p>148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8140">
                <text:p>181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4417">
                <text:p>244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549">
                <text:p>175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5369">
                <text:p>353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0062">
                <text:p>400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8186">
                <text:p>681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9532">
                <text:p>79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8247">
                <text:p>982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2738">
                <text:p>927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9518">
                <text:p>995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9709">
                <text:p>897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4470">
                <text:p>644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0749">
                <text:p>507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8470">
                <text:p>284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9335">
                <text:p>293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413">
                <text:p>11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514">
                <text:p>4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2965">
                <text:p>129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264">
                <text:p>52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6302">
                <text:p>163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9149">
                <text:p>291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6728">
                <text:p>467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144">
                <text:p>131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1159">
                <text:p>211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7727">
                <text:p>477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797">
                <text:p>107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537">
                <text:p>75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926">
                <text:p>9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1810">
                <text:p>218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4005">
                <text:p>54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5459">
                <text:p>454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4591">
                <text:p>245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933">
                <text:p>89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230">
                <text:p>112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079">
                <text:p>80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840">
                <text:p>98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641">
                <text:p>106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3223">
                <text:p>132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2312">
                <text:p>123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525">
                <text:p>8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673">
                <text:p>116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2488">
                <text:p>124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8691">
                <text:p>786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2029">
                <text:p>220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2901">
                <text:p>229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327">
                <text:p>93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5415">
                <text:p>154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9823">
                <text:p>98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5077">
                <text:p>150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989">
                <text:p>79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1845">
                <text:p>218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6807">
                <text:p>368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9877">
                <text:p>198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312">
                <text:p>113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841">
                <text:p>108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2078">
                <text:p>120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4788">
                <text:p>147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667">
                <text:p>14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881">
                <text:p>108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5244">
                <text:p>152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6">
                <text:p>4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8">
                <text:p>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3">
                <text:p>4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4">
                <text:p>4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6">
                <text:p>4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7">
                <text:p>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">
                <text:p>4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9">
                <text:p>49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3">
                <text:p>5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4">
                <text:p>5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5">
                <text:p>50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7">
                <text:p>5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9">
                <text:p>50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0">
                <text:p>5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6">
                <text:p>51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8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9">
                <text:p>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0">
                <text:p>5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3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4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5">
                <text:p>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6">
                <text:p>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9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0">
                <text:p>5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00">
                <text:p>7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